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fill-color="#ffd7d7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fill-color="#ffd7d7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a6a6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solid" draw:fill-color="#ffa6a6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fill-color="#ffa6a6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fill-color="#ff6d6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solid" draw:fill-color="#ff6d6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objectwithoutfill">
      <style:graphic-properties svg:stroke-width="0.035cm" svg:stroke-color="#000000" draw:marker-start="Arrow" draw:marker-start-width="0.154cm" draw:marker-end="Arrow" draw:marker-end-width="0.154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66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2.002cm" fo:min-width="15.341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106cm" svg:stroke-color="#000000" draw:marker-start="" draw:marker-start-width="0.26cm" draw:marker-end="Arrow" draw:marker-end-width="0.26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fo:min-height="0.993cm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="solid" draw:fill-color="#ffa6a6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loext:graphic-properties draw:fill="solid" draw:fill-color="#ff6d6d"/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8pt"/>
    </style:style>
    <style:style style:name="P11" style:family="paragraph">
      <loext:graphic-properties draw:fill="none" draw:fill-color="#ffffff"/>
      <style:text-properties fo:font-size="8pt"/>
    </style:style>
    <style:style style:name="P12" style:family="paragraph">
      <style:paragraph-properties fo:text-align="center"/>
    </style:style>
    <style:style style:name="P13" style:family="paragraph">
      <loext:graphic-properties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259cm" svg:height="2.676cm" svg:x="5.208cm" svg:y="1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208cm" svg:y1="1.569cm" svg:x2="10.467cm" svg:y2="1.569cm">
            <text:p/>
          </draw:line>
          <draw:line draw:style-name="gr2" draw:text-style-name="P2" draw:layer="layout" svg:x1="5.209cm" svg:y1="2.018cm" svg:x2="10.467cm" svg:y2="2.018cm">
            <text:p/>
          </draw:line>
          <draw:line draw:style-name="gr2" draw:text-style-name="P2" draw:layer="layout" svg:x1="5.209cm" svg:y1="2.45cm" svg:x2="10.467cm" svg:y2="2.45cm">
            <text:p/>
          </draw:line>
          <draw:line draw:style-name="gr3" draw:text-style-name="P2" draw:layer="layout" svg:x1="5.21cm" svg:y1="2.869cm" svg:x2="10.467cm" svg:y2="2.869cm">
            <text:p/>
          </draw:line>
          <draw:line draw:style-name="gr3" draw:text-style-name="P2" draw:layer="layout" svg:x1="5.211cm" svg:y1="3.317cm" svg:x2="10.467cm" svg:y2="3.317cm">
            <text:p/>
          </draw:line>
          <draw:line draw:style-name="gr2" draw:text-style-name="P2" draw:layer="layout" svg:x1="5.661cm" svg:y1="1.108cm" svg:x2="5.67cm" svg:y2="3.784cm">
            <text:p/>
          </draw:line>
          <draw:line draw:style-name="gr2" draw:text-style-name="P2" draw:layer="layout" svg:x1="6.097cm" svg:y1="1.109cm" svg:x2="6.106cm" svg:y2="3.785cm">
            <text:p/>
          </draw:line>
          <draw:line draw:style-name="gr2" draw:text-style-name="P2" draw:layer="layout" svg:x1="6.532cm" svg:y1="1.109cm" svg:x2="6.541cm" svg:y2="3.785cm">
            <text:p/>
          </draw:line>
          <draw:line draw:style-name="gr2" draw:text-style-name="P2" draw:layer="layout" svg:x1="6.968cm" svg:y1="1.11cm" svg:x2="6.977cm" svg:y2="3.786cm">
            <text:p/>
          </draw:line>
          <draw:line draw:style-name="gr2" draw:text-style-name="P2" draw:layer="layout" svg:x1="7.404cm" svg:y1="1.111cm" svg:x2="7.413cm" svg:y2="3.787cm">
            <text:p/>
          </draw:line>
          <draw:line draw:style-name="gr2" draw:text-style-name="P2" draw:layer="layout" svg:x1="7.84cm" svg:y1="1.112cm" svg:x2="7.849cm" svg:y2="3.788cm">
            <text:p/>
          </draw:line>
          <draw:line draw:style-name="gr2" draw:text-style-name="P2" draw:layer="layout" svg:x1="8.276cm" svg:y1="1.112cm" svg:x2="8.285cm" svg:y2="3.788cm">
            <text:p/>
          </draw:line>
          <draw:line draw:style-name="gr2" draw:text-style-name="P2" draw:layer="layout" svg:x1="8.712cm" svg:y1="1.113cm" svg:x2="8.721cm" svg:y2="3.789cm">
            <text:p/>
          </draw:line>
          <draw:line draw:style-name="gr2" draw:text-style-name="P2" draw:layer="layout" svg:x1="9.148cm" svg:y1="1.114cm" svg:x2="9.157cm" svg:y2="3.79cm">
            <text:p/>
          </draw:line>
          <draw:line draw:style-name="gr2" draw:text-style-name="P2" draw:layer="layout" svg:x1="9.584cm" svg:y1="1.115cm" svg:x2="9.593cm" svg:y2="3.791cm">
            <text:p/>
          </draw:line>
          <draw:line draw:style-name="gr2" draw:text-style-name="P2" draw:layer="layout" svg:x1="10.02cm" svg:y1="1.115cm" svg:x2="10.029cm" svg:y2="3.791cm">
            <text:p/>
          </draw:line>
          <draw:line draw:style-name="gr2" draw:text-style-name="P2" draw:layer="layout" svg:x1="10.455cm" svg:y1="1.116cm" svg:x2="10.464cm" svg:y2="3.792cm">
            <text:p/>
          </draw:line>
        </draw:g>
        <draw:g>
          <draw:custom-shape draw:style-name="gr4" draw:text-style-name="P3" draw:layer="layout" svg:width="5.259cm" svg:height="2.676cm" svg:x="5.386cm" svg:y="1.3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5.386cm" svg:y1="1.775cm" svg:x2="10.645cm" svg:y2="1.775cm">
            <text:p/>
          </draw:line>
          <draw:line draw:style-name="gr5" draw:text-style-name="P4" draw:layer="layout" svg:x1="5.387cm" svg:y1="2.224cm" svg:x2="10.645cm" svg:y2="2.224cm">
            <text:p/>
          </draw:line>
          <draw:line draw:style-name="gr5" draw:text-style-name="P4" draw:layer="layout" svg:x1="5.387cm" svg:y1="2.656cm" svg:x2="10.645cm" svg:y2="2.656cm">
            <text:p/>
          </draw:line>
          <draw:line draw:style-name="gr6" draw:text-style-name="P4" draw:layer="layout" svg:x1="5.388cm" svg:y1="3.075cm" svg:x2="10.645cm" svg:y2="3.075cm">
            <text:p/>
          </draw:line>
          <draw:line draw:style-name="gr6" draw:text-style-name="P4" draw:layer="layout" svg:x1="5.389cm" svg:y1="3.523cm" svg:x2="10.645cm" svg:y2="3.523cm">
            <text:p/>
          </draw:line>
          <draw:line draw:style-name="gr5" draw:text-style-name="P4" draw:layer="layout" svg:x1="5.838cm" svg:y1="1.314cm" svg:x2="5.847cm" svg:y2="3.99cm">
            <text:p/>
          </draw:line>
          <draw:line draw:style-name="gr5" draw:text-style-name="P4" draw:layer="layout" svg:x1="6.274cm" svg:y1="1.315cm" svg:x2="6.283cm" svg:y2="3.991cm">
            <text:p/>
          </draw:line>
          <draw:line draw:style-name="gr5" draw:text-style-name="P4" draw:layer="layout" svg:x1="6.71cm" svg:y1="1.315cm" svg:x2="6.719cm" svg:y2="3.991cm">
            <text:p/>
          </draw:line>
          <draw:line draw:style-name="gr5" draw:text-style-name="P4" draw:layer="layout" svg:x1="7.146cm" svg:y1="1.316cm" svg:x2="7.155cm" svg:y2="3.992cm">
            <text:p/>
          </draw:line>
          <draw:line draw:style-name="gr5" draw:text-style-name="P4" draw:layer="layout" svg:x1="7.582cm" svg:y1="1.317cm" svg:x2="7.591cm" svg:y2="3.993cm">
            <text:p/>
          </draw:line>
          <draw:line draw:style-name="gr5" draw:text-style-name="P4" draw:layer="layout" svg:x1="8.018cm" svg:y1="1.317cm" svg:x2="8.027cm" svg:y2="3.993cm">
            <text:p/>
          </draw:line>
          <draw:line draw:style-name="gr5" draw:text-style-name="P4" draw:layer="layout" svg:x1="8.454cm" svg:y1="1.318cm" svg:x2="8.463cm" svg:y2="3.994cm">
            <text:p/>
          </draw:line>
          <draw:line draw:style-name="gr5" draw:text-style-name="P4" draw:layer="layout" svg:x1="8.89cm" svg:y1="1.319cm" svg:x2="8.899cm" svg:y2="3.995cm">
            <text:p/>
          </draw:line>
          <draw:line draw:style-name="gr5" draw:text-style-name="P4" draw:layer="layout" svg:x1="9.326cm" svg:y1="1.32cm" svg:x2="9.335cm" svg:y2="3.996cm">
            <text:p/>
          </draw:line>
          <draw:line draw:style-name="gr5" draw:text-style-name="P4" draw:layer="layout" svg:x1="9.762cm" svg:y1="1.32cm" svg:x2="9.771cm" svg:y2="3.996cm">
            <text:p/>
          </draw:line>
          <draw:line draw:style-name="gr5" draw:text-style-name="P4" draw:layer="layout" svg:x1="10.197cm" svg:y1="1.321cm" svg:x2="10.206cm" svg:y2="3.997cm">
            <text:p/>
          </draw:line>
          <draw:line draw:style-name="gr5" draw:text-style-name="P4" draw:layer="layout" svg:x1="10.633cm" svg:y1="1.322cm" svg:x2="10.642cm" svg:y2="3.998cm">
            <text:p/>
          </draw:line>
        </draw:g>
        <draw:g>
          <draw:custom-shape draw:style-name="gr7" draw:text-style-name="P5" draw:layer="layout" svg:width="5.259cm" svg:height="2.676cm" svg:x="5.612cm" svg:y="1.5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6" draw:layer="layout" svg:x1="5.612cm" svg:y1="2.026cm" svg:x2="10.871cm" svg:y2="2.026cm">
            <text:p/>
          </draw:line>
          <draw:line draw:style-name="gr8" draw:text-style-name="P6" draw:layer="layout" svg:x1="5.613cm" svg:y1="2.474cm" svg:x2="10.871cm" svg:y2="2.474cm">
            <text:p/>
          </draw:line>
          <draw:line draw:style-name="gr8" draw:text-style-name="P6" draw:layer="layout" svg:x1="5.614cm" svg:y1="2.907cm" svg:x2="10.872cm" svg:y2="2.907cm">
            <text:p/>
          </draw:line>
          <draw:line draw:style-name="gr9" draw:text-style-name="P6" draw:layer="layout" svg:x1="5.615cm" svg:y1="3.325cm" svg:x2="10.872cm" svg:y2="3.325cm">
            <text:p/>
          </draw:line>
          <draw:line draw:style-name="gr9" draw:text-style-name="P6" draw:layer="layout" svg:x1="5.615cm" svg:y1="3.774cm" svg:x2="10.871cm" svg:y2="3.774cm">
            <text:p/>
          </draw:line>
          <draw:line draw:style-name="gr8" draw:text-style-name="P6" draw:layer="layout" svg:x1="6.065cm" svg:y1="1.564cm" svg:x2="6.074cm" svg:y2="4.24cm">
            <text:p/>
          </draw:line>
          <draw:line draw:style-name="gr8" draw:text-style-name="P6" draw:layer="layout" svg:x1="6.501cm" svg:y1="1.565cm" svg:x2="6.51cm" svg:y2="4.241cm">
            <text:p/>
          </draw:line>
          <draw:line draw:style-name="gr8" draw:text-style-name="P6" draw:layer="layout" svg:x1="6.937cm" svg:y1="1.566cm" svg:x2="6.946cm" svg:y2="4.242cm">
            <text:p/>
          </draw:line>
          <draw:line draw:style-name="gr8" draw:text-style-name="P6" draw:layer="layout" svg:x1="7.373cm" svg:y1="1.567cm" svg:x2="7.382cm" svg:y2="4.243cm">
            <text:p/>
          </draw:line>
          <draw:line draw:style-name="gr8" draw:text-style-name="P6" draw:layer="layout" svg:x1="7.809cm" svg:y1="1.567cm" svg:x2="7.818cm" svg:y2="4.243cm">
            <text:p/>
          </draw:line>
          <draw:line draw:style-name="gr8" draw:text-style-name="P6" draw:layer="layout" svg:x1="8.244cm" svg:y1="1.568cm" svg:x2="8.253cm" svg:y2="4.244cm">
            <text:p/>
          </draw:line>
          <draw:line draw:style-name="gr8" draw:text-style-name="P6" draw:layer="layout" svg:x1="8.68cm" svg:y1="1.569cm" svg:x2="8.689cm" svg:y2="4.245cm">
            <text:p/>
          </draw:line>
          <draw:line draw:style-name="gr8" draw:text-style-name="P6" draw:layer="layout" svg:x1="9.116cm" svg:y1="1.569cm" svg:x2="9.125cm" svg:y2="4.245cm">
            <text:p/>
          </draw:line>
          <draw:line draw:style-name="gr8" draw:text-style-name="P6" draw:layer="layout" svg:x1="9.552cm" svg:y1="1.57cm" svg:x2="9.561cm" svg:y2="4.246cm">
            <text:p/>
          </draw:line>
          <draw:line draw:style-name="gr8" draw:text-style-name="P6" draw:layer="layout" svg:x1="9.988cm" svg:y1="1.571cm" svg:x2="9.997cm" svg:y2="4.247cm">
            <text:p/>
          </draw:line>
          <draw:line draw:style-name="gr8" draw:text-style-name="P6" draw:layer="layout" svg:x1="10.424cm" svg:y1="1.572cm" svg:x2="10.433cm" svg:y2="4.248cm">
            <text:p/>
          </draw:line>
          <draw:line draw:style-name="gr8" draw:text-style-name="P6" draw:layer="layout" svg:x1="10.86cm" svg:y1="1.572cm" svg:x2="10.869cm" svg:y2="4.248cm">
            <text:p/>
          </draw:line>
        </draw:g>
        <draw:frame draw:style-name="gr10" draw:text-style-name="P8" draw:layer="layout" svg:width="2.769cm" svg:height="0.762cm" svg:x="6.614cm" svg:y="0.22cm">
          <draw:text-box>
            <text:p text:style-name="P7">Gain Maps</text:p>
          </draw:text-box>
        </draw:frame>
        <draw:line draw:style-name="gr11" draw:text-style-name="P9" draw:layer="layout" svg:x1="5.637cm" svg:y1="4.5cm" svg:x2="10.878cm" svg:y2="4.5cm">
          <text:p/>
        </draw:line>
        <draw:line draw:style-name="gr11" draw:text-style-name="P9" draw:layer="layout" svg:x1="11.143cm" svg:y1="1.648cm" svg:x2="11.143cm" svg:y2="4.272cm">
          <text:p/>
        </draw:line>
        <draw:frame draw:style-name="gr12" draw:text-style-name="P11" draw:layer="layout" svg:width="2.702cm" svg:height="0.911cm" svg:x="7.867cm" svg:y="4.469cm">
          <draw:text-box>
            <text:p text:style-name="P10">w</text:p>
          </draw:text-box>
        </draw:frame>
        <draw:frame draw:style-name="gr12" draw:text-style-name="P11" draw:layer="layout" svg:width="1.985cm" svg:height="0.911cm" svg:x="11.061cm" svg:y="2.67cm">
          <draw:text-box>
            <text:p text:style-name="P10">h</text:p>
          </draw:text-box>
        </draw:frame>
        <draw:custom-shape draw:style-name="gr13" draw:text-style-name="P13" draw:layer="layout" svg:width="15.875cm" svg:height="2.286cm" svg:x="0.35cm" svg:y="7.066cm">
          <text:p text:style-name="P12">Gain Map Inversion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8.235cm" svg:y1="5.342cm" svg:x2="8.235cm" svg:y2="6.713cm">
          <text:p/>
        </draw:line>
        <draw:g>
          <draw:custom-shape draw:style-name="gr1" draw:text-style-name="P1" draw:layer="layout" svg:width="5.259cm" svg:height="2.676cm" svg:x="5.299cm" svg:y="11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299cm" svg:y1="12.369cm" svg:x2="10.558cm" svg:y2="12.369cm">
            <text:p/>
          </draw:line>
          <draw:line draw:style-name="gr2" draw:text-style-name="P2" draw:layer="layout" svg:x1="5.3cm" svg:y1="12.818cm" svg:x2="10.558cm" svg:y2="12.818cm">
            <text:p/>
          </draw:line>
          <draw:line draw:style-name="gr2" draw:text-style-name="P2" draw:layer="layout" svg:x1="5.3cm" svg:y1="13.25cm" svg:x2="10.558cm" svg:y2="13.25cm">
            <text:p/>
          </draw:line>
          <draw:line draw:style-name="gr3" draw:text-style-name="P2" draw:layer="layout" svg:x1="5.301cm" svg:y1="13.669cm" svg:x2="10.558cm" svg:y2="13.669cm">
            <text:p/>
          </draw:line>
          <draw:line draw:style-name="gr3" draw:text-style-name="P2" draw:layer="layout" svg:x1="5.302cm" svg:y1="14.117cm" svg:x2="10.558cm" svg:y2="14.117cm">
            <text:p/>
          </draw:line>
          <draw:line draw:style-name="gr2" draw:text-style-name="P2" draw:layer="layout" svg:x1="5.752cm" svg:y1="11.908cm" svg:x2="5.761cm" svg:y2="14.584cm">
            <text:p/>
          </draw:line>
          <draw:line draw:style-name="gr2" draw:text-style-name="P2" draw:layer="layout" svg:x1="6.188cm" svg:y1="11.909cm" svg:x2="6.197cm" svg:y2="14.585cm">
            <text:p/>
          </draw:line>
          <draw:line draw:style-name="gr2" draw:text-style-name="P2" draw:layer="layout" svg:x1="6.623cm" svg:y1="11.909cm" svg:x2="6.632cm" svg:y2="14.585cm">
            <text:p/>
          </draw:line>
          <draw:line draw:style-name="gr2" draw:text-style-name="P2" draw:layer="layout" svg:x1="7.059cm" svg:y1="11.91cm" svg:x2="7.068cm" svg:y2="14.586cm">
            <text:p/>
          </draw:line>
          <draw:line draw:style-name="gr2" draw:text-style-name="P2" draw:layer="layout" svg:x1="7.495cm" svg:y1="11.911cm" svg:x2="7.504cm" svg:y2="14.587cm">
            <text:p/>
          </draw:line>
          <draw:line draw:style-name="gr2" draw:text-style-name="P2" draw:layer="layout" svg:x1="7.931cm" svg:y1="11.912cm" svg:x2="7.94cm" svg:y2="14.588cm">
            <text:p/>
          </draw:line>
          <draw:line draw:style-name="gr2" draw:text-style-name="P2" draw:layer="layout" svg:x1="8.367cm" svg:y1="11.912cm" svg:x2="8.376cm" svg:y2="14.588cm">
            <text:p/>
          </draw:line>
          <draw:line draw:style-name="gr2" draw:text-style-name="P2" draw:layer="layout" svg:x1="8.803cm" svg:y1="11.913cm" svg:x2="8.812cm" svg:y2="14.589cm">
            <text:p/>
          </draw:line>
          <draw:line draw:style-name="gr2" draw:text-style-name="P2" draw:layer="layout" svg:x1="9.239cm" svg:y1="11.914cm" svg:x2="9.248cm" svg:y2="14.59cm">
            <text:p/>
          </draw:line>
          <draw:line draw:style-name="gr2" draw:text-style-name="P2" draw:layer="layout" svg:x1="9.675cm" svg:y1="11.915cm" svg:x2="9.684cm" svg:y2="14.591cm">
            <text:p/>
          </draw:line>
          <draw:line draw:style-name="gr2" draw:text-style-name="P2" draw:layer="layout" svg:x1="10.111cm" svg:y1="11.915cm" svg:x2="10.12cm" svg:y2="14.591cm">
            <text:p/>
          </draw:line>
          <draw:line draw:style-name="gr2" draw:text-style-name="P2" draw:layer="layout" svg:x1="10.546cm" svg:y1="11.916cm" svg:x2="10.555cm" svg:y2="14.592cm">
            <text:p/>
          </draw:line>
        </draw:g>
        <draw:g>
          <draw:custom-shape draw:style-name="gr4" draw:text-style-name="P3" draw:layer="layout" svg:width="5.259cm" svg:height="2.676cm" svg:x="5.477cm" svg:y="12.1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5.477cm" svg:y1="12.575cm" svg:x2="10.736cm" svg:y2="12.575cm">
            <text:p/>
          </draw:line>
          <draw:line draw:style-name="gr5" draw:text-style-name="P4" draw:layer="layout" svg:x1="5.478cm" svg:y1="13.024cm" svg:x2="10.736cm" svg:y2="13.024cm">
            <text:p/>
          </draw:line>
          <draw:line draw:style-name="gr5" draw:text-style-name="P4" draw:layer="layout" svg:x1="5.478cm" svg:y1="13.456cm" svg:x2="10.736cm" svg:y2="13.456cm">
            <text:p/>
          </draw:line>
          <draw:line draw:style-name="gr6" draw:text-style-name="P4" draw:layer="layout" svg:x1="5.479cm" svg:y1="13.875cm" svg:x2="10.736cm" svg:y2="13.875cm">
            <text:p/>
          </draw:line>
          <draw:line draw:style-name="gr6" draw:text-style-name="P4" draw:layer="layout" svg:x1="5.48cm" svg:y1="14.323cm" svg:x2="10.736cm" svg:y2="14.323cm">
            <text:p/>
          </draw:line>
          <draw:line draw:style-name="gr5" draw:text-style-name="P4" draw:layer="layout" svg:x1="5.929cm" svg:y1="12.114cm" svg:x2="5.938cm" svg:y2="14.79cm">
            <text:p/>
          </draw:line>
          <draw:line draw:style-name="gr5" draw:text-style-name="P4" draw:layer="layout" svg:x1="6.365cm" svg:y1="12.115cm" svg:x2="6.374cm" svg:y2="14.791cm">
            <text:p/>
          </draw:line>
          <draw:line draw:style-name="gr5" draw:text-style-name="P4" draw:layer="layout" svg:x1="6.801cm" svg:y1="12.115cm" svg:x2="6.81cm" svg:y2="14.791cm">
            <text:p/>
          </draw:line>
          <draw:line draw:style-name="gr5" draw:text-style-name="P4" draw:layer="layout" svg:x1="7.237cm" svg:y1="12.116cm" svg:x2="7.246cm" svg:y2="14.792cm">
            <text:p/>
          </draw:line>
          <draw:line draw:style-name="gr5" draw:text-style-name="P4" draw:layer="layout" svg:x1="7.673cm" svg:y1="12.117cm" svg:x2="7.682cm" svg:y2="14.793cm">
            <text:p/>
          </draw:line>
          <draw:line draw:style-name="gr5" draw:text-style-name="P4" draw:layer="layout" svg:x1="8.109cm" svg:y1="12.117cm" svg:x2="8.118cm" svg:y2="14.793cm">
            <text:p/>
          </draw:line>
          <draw:line draw:style-name="gr5" draw:text-style-name="P4" draw:layer="layout" svg:x1="8.545cm" svg:y1="12.118cm" svg:x2="8.554cm" svg:y2="14.794cm">
            <text:p/>
          </draw:line>
          <draw:line draw:style-name="gr5" draw:text-style-name="P4" draw:layer="layout" svg:x1="8.981cm" svg:y1="12.119cm" svg:x2="8.99cm" svg:y2="14.795cm">
            <text:p/>
          </draw:line>
          <draw:line draw:style-name="gr5" draw:text-style-name="P4" draw:layer="layout" svg:x1="9.417cm" svg:y1="12.12cm" svg:x2="9.426cm" svg:y2="14.796cm">
            <text:p/>
          </draw:line>
          <draw:line draw:style-name="gr5" draw:text-style-name="P4" draw:layer="layout" svg:x1="9.853cm" svg:y1="12.12cm" svg:x2="9.862cm" svg:y2="14.796cm">
            <text:p/>
          </draw:line>
          <draw:line draw:style-name="gr5" draw:text-style-name="P4" draw:layer="layout" svg:x1="10.288cm" svg:y1="12.121cm" svg:x2="10.297cm" svg:y2="14.797cm">
            <text:p/>
          </draw:line>
          <draw:line draw:style-name="gr5" draw:text-style-name="P4" draw:layer="layout" svg:x1="10.724cm" svg:y1="12.122cm" svg:x2="10.733cm" svg:y2="14.798cm">
            <text:p/>
          </draw:line>
        </draw:g>
        <draw:g>
          <draw:custom-shape draw:style-name="gr7" draw:text-style-name="P5" draw:layer="layout" svg:width="5.259cm" svg:height="2.676cm" svg:x="5.703cm" svg:y="12.3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6" draw:layer="layout" svg:x1="5.703cm" svg:y1="12.826cm" svg:x2="10.962cm" svg:y2="12.826cm">
            <text:p/>
          </draw:line>
          <draw:line draw:style-name="gr8" draw:text-style-name="P6" draw:layer="layout" svg:x1="5.704cm" svg:y1="13.274cm" svg:x2="10.962cm" svg:y2="13.274cm">
            <text:p/>
          </draw:line>
          <draw:line draw:style-name="gr8" draw:text-style-name="P6" draw:layer="layout" svg:x1="5.705cm" svg:y1="13.707cm" svg:x2="10.963cm" svg:y2="13.707cm">
            <text:p/>
          </draw:line>
          <draw:line draw:style-name="gr9" draw:text-style-name="P6" draw:layer="layout" svg:x1="5.706cm" svg:y1="14.125cm" svg:x2="10.963cm" svg:y2="14.125cm">
            <text:p/>
          </draw:line>
          <draw:line draw:style-name="gr9" draw:text-style-name="P6" draw:layer="layout" svg:x1="5.706cm" svg:y1="14.574cm" svg:x2="10.962cm" svg:y2="14.574cm">
            <text:p/>
          </draw:line>
          <draw:line draw:style-name="gr8" draw:text-style-name="P6" draw:layer="layout" svg:x1="6.156cm" svg:y1="12.364cm" svg:x2="6.165cm" svg:y2="15.04cm">
            <text:p/>
          </draw:line>
          <draw:line draw:style-name="gr8" draw:text-style-name="P6" draw:layer="layout" svg:x1="6.592cm" svg:y1="12.365cm" svg:x2="6.601cm" svg:y2="15.041cm">
            <text:p/>
          </draw:line>
          <draw:line draw:style-name="gr8" draw:text-style-name="P6" draw:layer="layout" svg:x1="7.028cm" svg:y1="12.366cm" svg:x2="7.037cm" svg:y2="15.042cm">
            <text:p/>
          </draw:line>
          <draw:line draw:style-name="gr8" draw:text-style-name="P6" draw:layer="layout" svg:x1="7.464cm" svg:y1="12.367cm" svg:x2="7.473cm" svg:y2="15.043cm">
            <text:p/>
          </draw:line>
          <draw:line draw:style-name="gr8" draw:text-style-name="P6" draw:layer="layout" svg:x1="7.9cm" svg:y1="12.367cm" svg:x2="7.909cm" svg:y2="15.043cm">
            <text:p/>
          </draw:line>
          <draw:line draw:style-name="gr8" draw:text-style-name="P6" draw:layer="layout" svg:x1="8.335cm" svg:y1="12.368cm" svg:x2="8.344cm" svg:y2="15.044cm">
            <text:p/>
          </draw:line>
          <draw:line draw:style-name="gr8" draw:text-style-name="P6" draw:layer="layout" svg:x1="8.771cm" svg:y1="12.369cm" svg:x2="8.78cm" svg:y2="15.045cm">
            <text:p/>
          </draw:line>
          <draw:line draw:style-name="gr8" draw:text-style-name="P6" draw:layer="layout" svg:x1="9.207cm" svg:y1="12.369cm" svg:x2="9.216cm" svg:y2="15.045cm">
            <text:p/>
          </draw:line>
          <draw:line draw:style-name="gr8" draw:text-style-name="P6" draw:layer="layout" svg:x1="9.643cm" svg:y1="12.37cm" svg:x2="9.652cm" svg:y2="15.046cm">
            <text:p/>
          </draw:line>
          <draw:line draw:style-name="gr8" draw:text-style-name="P6" draw:layer="layout" svg:x1="10.079cm" svg:y1="12.371cm" svg:x2="10.088cm" svg:y2="15.047cm">
            <text:p/>
          </draw:line>
          <draw:line draw:style-name="gr8" draw:text-style-name="P6" draw:layer="layout" svg:x1="10.515cm" svg:y1="12.372cm" svg:x2="10.524cm" svg:y2="15.048cm">
            <text:p/>
          </draw:line>
          <draw:line draw:style-name="gr8" draw:text-style-name="P6" draw:layer="layout" svg:x1="10.951cm" svg:y1="12.372cm" svg:x2="10.96cm" svg:y2="15.048cm">
            <text:p/>
          </draw:line>
        </draw:g>
        <draw:frame draw:style-name="gr15" draw:text-style-name="P8" draw:layer="layout" svg:width="6.477cm" svg:height="1.243cm" svg:x="5.752cm" svg:y="11.02cm">
          <draw:text-box>
            <text:p text:style-name="P7">Reciprocal Gain Maps</text:p>
          </draw:text-box>
        </draw:frame>
        <draw:line draw:style-name="gr11" draw:text-style-name="P9" draw:layer="layout" svg:x1="5.728cm" svg:y1="15.3cm" svg:x2="10.969cm" svg:y2="15.3cm">
          <text:p/>
        </draw:line>
        <draw:line draw:style-name="gr11" draw:text-style-name="P9" draw:layer="layout" svg:x1="11.234cm" svg:y1="12.448cm" svg:x2="11.234cm" svg:y2="15.072cm">
          <text:p/>
        </draw:line>
        <draw:frame draw:style-name="gr12" draw:text-style-name="P11" draw:layer="layout" svg:width="2.702cm" svg:height="0.911cm" svg:x="7.958cm" svg:y="15.269cm">
          <draw:text-box>
            <text:p text:style-name="P10">w</text:p>
          </draw:text-box>
        </draw:frame>
        <draw:frame draw:style-name="gr12" draw:text-style-name="P11" draw:layer="layout" svg:width="1.985cm" svg:height="0.911cm" svg:x="11.152cm" svg:y="13.47cm">
          <draw:text-box>
            <text:p text:style-name="P10">h</text:p>
          </draw:text-box>
        </draw:frame>
        <draw:line draw:style-name="gr14" draw:text-style-name="P9" draw:layer="layout" svg:x1="8.236cm" svg:y1="9.616cm" svg:x2="8.236cm" svg:y2="10.9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start-width="0.102cm" draw:marker-end-width="0.102cm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0:34:32.383343797</meta:creation-date>
    <dc:date>2019-03-25T13:03:34.185033742</dc:date>
    <meta:editing-duration>PT35M35S</meta:editing-duration>
    <meta:editing-cycles>5</meta:editing-cycles>
    <meta:generator>LibreOffice/6.2.1.2$Linux_X86_64 LibreOffice_project/20$Build-2</meta:generator>
    <meta:document-statistic meta:object-count="127"/>
  </office:meta>
</office:document-meta>
</file>